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34.89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14.66pt"/>
    </style:style>
    <style:style style:name="co1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hrea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ilt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usion&gt;</text:p>
          </table:table-cell>
          <table:table-cell/>
          <table:table-cell office:value-type="string" calcext:value-type="string">
            <text:p>Very small stack requirements.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</table:table-row>
      </table:table>
      <table:table table:name="System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Max access wid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egister requiremen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KB</text:p>
          </table:table-cell>
          <table:table-cell office:value-type="string" calcext:value-type="string">
            <text:p>Instruction SR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4KB</text:p>
          </table:table-cell>
          <table:table-cell office:value-type="string" calcext:value-type="string">
            <text:p>DTCM-RA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ta frame requirements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KB</text:p>
          </table:table-cell>
          <table:table-cell office:value-type="string" calcext:value-type="string">
            <text:p>SRAM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RAM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KB</text:p>
          </table:table-cell>
          <table:table-cell office:value-type="string" calcext:value-type="string">
            <text:p>Backup 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Register Memory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10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4" table:default-cell-style-name="Default"/>
        <table:table-column table:style-name="co2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string" calcext:value-type="string">
            <text:p>1, 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string" calcext:value-type="string">
            <text:p>1, 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can be handled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22:28:38.68181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6-11-29T23:20:08.805967718</dc:date>
    <meta:editing-duration>PT2H26M56S</meta:editing-duration>
    <meta:editing-cycles>41</meta:editing-cycles>
    <meta:generator>LibreOffice/5.2.3.3$Linux_X86_64 LibreOffice_project/20m0$Build-3</meta:generator>
    <meta:document-statistic meta:table-count="3" meta:cell-count="304" meta:object-count="0"/>
  </office:meta>
</office:document-meta>
</file>